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officeooo:rsid="00106568" officeooo:paragraph-rsid="00106568"/>
    </style:style>
    <style:style style:name="P2" style:family="paragraph" style:parent-style-name="Heading_20_3">
      <style:paragraph-properties fo:text-align="start" style:justify-single-word="false"/>
    </style:style>
    <style:style style:name="P3" style:family="paragraph" style:parent-style-name="Heading_20_3">
      <style:paragraph-properties fo:text-align="start" style:justify-single-word="false"/>
      <style:text-properties officeooo:paragraph-rsid="0016046c"/>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officeooo:rsid="0016046c" officeooo:paragraph-rsid="0016046c"/>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officeooo:paragraph-rsid="0016046c"/>
    </style:style>
    <style:style style:name="P9" style:family="paragraph" style:parent-style-name="Standard">
      <style:paragraph-properties fo:text-align="start" style:justify-single-word="false"/>
      <style:text-properties officeooo:rsid="0014229f" officeooo:paragraph-rsid="0014229f"/>
    </style:style>
    <style:style style:name="P10" style:family="paragraph" style:parent-style-name="Text_20_body" style:list-style-name="L15">
      <style:paragraph-properties fo:margin-top="0cm" fo:margin-bottom="0cm" style:contextual-spacing="false" fo:text-align="start" style:justify-single-word="false"/>
      <style:text-properties fo:font-weight="bold" officeooo:paragraph-rsid="0016046c" style:font-weight-asian="bold" style:font-weight-complex="bold"/>
    </style:style>
    <style:style style:name="P11" style:family="paragraph" style:parent-style-name="Text_20_body" style:list-style-name="L17">
      <style:paragraph-properties fo:margin-top="0cm" fo:margin-bottom="0cm" style:contextual-spacing="false" fo:text-align="start" style:justify-single-word="false"/>
      <style:text-properties officeooo:rsid="0016046c" officeooo:paragraph-rsid="0016046c"/>
    </style:style>
    <style:style style:name="P12" style:family="paragraph" style:parent-style-name="Text_20_body">
      <style:paragraph-properties fo:text-align="start" style:justify-single-word="false"/>
      <style:text-properties officeooo:rsid="0016046c" officeooo:paragraph-rsid="0016046c"/>
    </style:style>
    <style:style style:name="P13" style:family="paragraph" style:parent-style-name="Text_20_body" style:list-style-name="L1">
      <style:paragraph-properties fo:margin-top="0cm" fo:margin-bottom="0cm" style:contextual-spacing="false" fo:text-align="start" style:justify-single-word="false"/>
    </style:style>
    <style:style style:name="P14" style:family="paragraph" style:parent-style-name="Text_20_body" style:list-style-name="L1">
      <style:paragraph-properties fo:text-align="start" style:justify-single-word="false"/>
    </style:style>
    <style:style style:name="P15" style:family="paragraph" style:parent-style-name="Text_20_body" style:list-style-name="L2">
      <style:paragraph-properties fo:margin-top="0cm" fo:margin-bottom="0cm" style:contextual-spacing="false" fo:text-align="start" style:justify-single-word="false"/>
    </style:style>
    <style:style style:name="P16" style:family="paragraph" style:parent-style-name="Text_20_body" style:list-style-name="L2">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12">
      <style:paragraph-properties fo:margin-top="0cm" fo:margin-bottom="0cm" style:contextual-spacing="false" fo:text-align="start" style:justify-single-word="false"/>
      <style:text-properties officeooo:paragraph-rsid="0016046c"/>
    </style:style>
    <style:style style:name="P19" style:family="paragraph" style:parent-style-name="Text_20_body" style:list-style-name="L13">
      <style:paragraph-properties fo:margin-top="0cm" fo:margin-bottom="0cm" style:contextual-spacing="false" fo:text-align="start" style:justify-single-word="false"/>
      <style:text-properties officeooo:paragraph-rsid="0016046c"/>
    </style:style>
    <style:style style:name="P20" style:family="paragraph" style:parent-style-name="Text_20_body" style:list-style-name="L14">
      <style:paragraph-properties fo:margin-top="0cm" fo:margin-bottom="0cm" style:contextual-spacing="false" fo:text-align="start" style:justify-single-word="false"/>
      <style:text-properties officeooo:paragraph-rsid="0016046c"/>
    </style:style>
    <style:style style:name="P21" style:family="paragraph" style:parent-style-name="Text_20_body" style:list-style-name="L15">
      <style:paragraph-properties fo:margin-top="0cm" fo:margin-bottom="0cm" style:contextual-spacing="false" fo:text-align="start" style:justify-single-word="false"/>
      <style:text-properties officeooo:paragraph-rsid="0016046c"/>
    </style:style>
    <style:style style:name="P22" style:family="paragraph" style:parent-style-name="Text_20_body" style:list-style-name="L16">
      <style:paragraph-properties fo:margin-top="0cm" fo:margin-bottom="0cm" style:contextual-spacing="false" fo:text-align="start" style:justify-single-word="false"/>
      <style:text-properties officeooo:paragraph-rsid="0016046c"/>
    </style:style>
    <style:style style:name="P23" style:family="paragraph" style:parent-style-name="Text_20_body" style:list-style-name="L17">
      <style:paragraph-properties fo:margin-top="0cm" fo:margin-bottom="0cm" style:contextual-spacing="false" fo:text-align="start" style:justify-single-word="false"/>
      <style:text-properties officeooo:paragraph-rsid="0016046c"/>
    </style:style>
    <style:style style:name="P24" style:family="paragraph" style:parent-style-name="Text_20_body" style:list-style-name="L18">
      <style:paragraph-properties fo:margin-top="0cm" fo:margin-bottom="0cm" style:contextual-spacing="false" fo:text-align="start" style:justify-single-word="false"/>
      <style:text-properties officeooo:paragraph-rsid="0016046c"/>
    </style:style>
    <style:style style:name="P25" style:family="paragraph" style:parent-style-name="Text_20_body" style:list-style-name="L19">
      <style:paragraph-properties fo:margin-top="0cm" fo:margin-bottom="0cm" style:contextual-spacing="false" fo:text-align="start" style:justify-single-word="false"/>
      <style:text-properties officeooo:paragraph-rsid="0016046c"/>
    </style:style>
    <style:style style:name="P26" style:family="paragraph" style:parent-style-name="Text_20_body" style:list-style-name="L19">
      <style:paragraph-properties fo:text-align="start" style:justify-single-word="false"/>
      <style:text-properties officeooo:paragraph-rsid="0016046c"/>
    </style:style>
    <style:style style:name="P27" style:family="paragraph" style:parent-style-name="Text_20_body">
      <style:paragraph-properties fo:text-align="start" style:justify-single-word="false"/>
      <style:text-properties officeooo:paragraph-rsid="00123b3d"/>
    </style:style>
    <style:style style:name="P28" style:family="paragraph" style:parent-style-name="Text_20_body" style:list-style-name="L3">
      <style:paragraph-properties fo:margin-top="0cm" fo:margin-bottom="0cm" style:contextual-spacing="false" fo:text-align="start" style:justify-single-word="false"/>
    </style:style>
    <style:style style:name="P29" style:family="paragraph" style:parent-style-name="Text_20_body" style:list-style-name="L3">
      <style:paragraph-properties fo:margin-top="0cm" fo:margin-bottom="0cm" style:contextual-spacing="false" fo:text-align="start" style:justify-single-word="false"/>
      <style:text-properties officeooo:paragraph-rsid="00123b3d"/>
    </style:style>
    <style:style style:name="P30" style:family="paragraph" style:parent-style-name="Text_20_body" style:list-style-name="L3">
      <style:paragraph-properties fo:text-align="start" style:justify-single-word="false"/>
    </style:style>
    <style:style style:name="P31" style:family="paragraph" style:parent-style-name="Text_20_body" style:list-style-name="L3">
      <style:paragraph-properties fo:margin-top="0cm" fo:margin-bottom="0cm" style:contextual-spacing="false" fo:text-align="start" style:justify-single-word="false"/>
      <style:text-properties officeooo:paragraph-rsid="0016046c"/>
    </style:style>
    <style:style style:name="P32" style:family="paragraph" style:parent-style-name="Text_20_body" style:list-style-name="L4">
      <style:paragraph-properties fo:margin-top="0cm" fo:margin-bottom="0cm" style:contextual-spacing="false" fo:text-align="start" style:justify-single-word="false"/>
    </style:style>
    <style:style style:name="P33" style:family="paragraph" style:parent-style-name="Text_20_body" style:list-style-name="L4">
      <style:paragraph-properties fo:margin-top="0cm" fo:margin-bottom="0cm" style:contextual-spacing="false" fo:text-align="start" style:justify-single-word="false"/>
      <style:text-properties officeooo:paragraph-rsid="00123b3d"/>
    </style:style>
    <style:style style:name="P34" style:family="paragraph" style:parent-style-name="Text_20_body" style:list-style-name="L4">
      <style:paragraph-properties fo:text-align="start" style:justify-single-word="false"/>
    </style:style>
    <style:style style:name="P35" style:family="paragraph" style:parent-style-name="Text_20_body" style:list-style-name="L4">
      <style:paragraph-properties fo:margin-top="0cm" fo:margin-bottom="0cm" style:contextual-spacing="false" fo:text-align="start" style:justify-single-word="false"/>
      <style:text-properties officeooo:paragraph-rsid="0016046c"/>
    </style:style>
    <style:style style:name="P36" style:family="paragraph" style:parent-style-name="Text_20_body" style:list-style-name="L5">
      <style:paragraph-properties fo:margin-top="0cm" fo:margin-bottom="0cm" style:contextual-spacing="false" fo:text-align="start" style:justify-single-word="false"/>
    </style:style>
    <style:style style:name="P37" style:family="paragraph" style:parent-style-name="Text_20_body" style:list-style-name="L5">
      <style:paragraph-properties fo:margin-top="0cm" fo:margin-bottom="0cm" style:contextual-spacing="false" fo:text-align="start" style:justify-single-word="false"/>
      <style:text-properties officeooo:paragraph-rsid="00123b3d"/>
    </style:style>
    <style:style style:name="P38" style:family="paragraph" style:parent-style-name="Text_20_body" style:list-style-name="L5">
      <style:paragraph-properties fo:text-align="start" style:justify-single-word="false"/>
    </style:style>
    <style:style style:name="P39" style:family="paragraph" style:parent-style-name="Text_20_body" style:list-style-name="L5">
      <style:paragraph-properties fo:margin-top="0cm" fo:margin-bottom="0cm" style:contextual-spacing="false" fo:text-align="start" style:justify-single-word="false"/>
      <style:text-properties officeooo:paragraph-rsid="0016046c"/>
    </style:style>
    <style:style style:name="P40" style:family="paragraph" style:parent-style-name="Text_20_body" style:list-style-name="L6">
      <style:paragraph-properties fo:margin-top="0cm" fo:margin-bottom="0cm" style:contextual-spacing="false" fo:text-align="start" style:justify-single-word="false"/>
    </style:style>
    <style:style style:name="P41" style:family="paragraph" style:parent-style-name="Text_20_body" style:list-style-name="L6">
      <style:paragraph-properties fo:margin-top="0cm" fo:margin-bottom="0cm" style:contextual-spacing="false" fo:text-align="start" style:justify-single-word="false"/>
      <style:text-properties officeooo:paragraph-rsid="00123b3d"/>
    </style:style>
    <style:style style:name="P42" style:family="paragraph" style:parent-style-name="Text_20_body" style:list-style-name="L6">
      <style:paragraph-properties fo:text-align="start" style:justify-single-word="false"/>
    </style:style>
    <style:style style:name="P43" style:family="paragraph" style:parent-style-name="Text_20_body" style:list-style-name="L6">
      <style:paragraph-properties fo:margin-top="0cm" fo:margin-bottom="0cm" style:contextual-spacing="false" fo:text-align="start" style:justify-single-word="false"/>
      <style:text-properties officeooo:paragraph-rsid="0016046c"/>
    </style:style>
    <style:style style:name="P44" style:family="paragraph" style:parent-style-name="Text_20_body" style:list-style-name="L7">
      <style:paragraph-properties fo:margin-top="0cm" fo:margin-bottom="0cm" style:contextual-spacing="false" fo:text-align="start" style:justify-single-word="false"/>
    </style:style>
    <style:style style:name="P45" style:family="paragraph" style:parent-style-name="Text_20_body" style:list-style-name="L7">
      <style:paragraph-properties fo:margin-top="0cm" fo:margin-bottom="0cm" style:contextual-spacing="false" fo:text-align="start" style:justify-single-word="false"/>
      <style:text-properties officeooo:paragraph-rsid="00123b3d"/>
    </style:style>
    <style:style style:name="P46" style:family="paragraph" style:parent-style-name="Text_20_body" style:list-style-name="L7">
      <style:paragraph-properties fo:text-align="start" style:justify-single-word="false"/>
    </style:style>
    <style:style style:name="P47" style:family="paragraph" style:parent-style-name="Text_20_body" style:list-style-name="L7">
      <style:paragraph-properties fo:margin-top="0cm" fo:margin-bottom="0cm" style:contextual-spacing="false" fo:text-align="start" style:justify-single-word="false"/>
      <style:text-properties officeooo:paragraph-rsid="0016046c"/>
    </style:style>
    <style:style style:name="P48" style:family="paragraph" style:parent-style-name="Text_20_body" style:list-style-name="L8">
      <style:paragraph-properties fo:margin-top="0cm" fo:margin-bottom="0cm" style:contextual-spacing="false" fo:text-align="start" style:justify-single-word="false"/>
    </style:style>
    <style:style style:name="P49" style:family="paragraph" style:parent-style-name="Text_20_body" style:list-style-name="L8">
      <style:paragraph-properties fo:margin-top="0cm" fo:margin-bottom="0cm" style:contextual-spacing="false" fo:text-align="start" style:justify-single-word="false"/>
      <style:text-properties officeooo:paragraph-rsid="00123b3d"/>
    </style:style>
    <style:style style:name="P50" style:family="paragraph" style:parent-style-name="Text_20_body" style:list-style-name="L8">
      <style:paragraph-properties fo:text-align="start" style:justify-single-word="false"/>
    </style:style>
    <style:style style:name="P51" style:family="paragraph" style:parent-style-name="Text_20_body" style:list-style-name="L8">
      <style:paragraph-properties fo:margin-top="0cm" fo:margin-bottom="0cm" style:contextual-spacing="false" fo:text-align="start" style:justify-single-word="false"/>
      <style:text-properties officeooo:paragraph-rsid="0016046c"/>
    </style:style>
    <style:style style:name="P52" style:family="paragraph" style:parent-style-name="Text_20_body" style:list-style-name="L8">
      <style:paragraph-properties fo:text-align="start" style:justify-single-word="false"/>
      <style:text-properties officeooo:paragraph-rsid="0016046c"/>
    </style:style>
    <style:style style:name="P53" style:family="paragraph" style:parent-style-name="Text_20_body" style:list-style-name="L9">
      <style:paragraph-properties fo:margin-top="0cm" fo:margin-bottom="0cm" style:contextual-spacing="false" fo:text-align="start" style:justify-single-word="false"/>
    </style:style>
    <style:style style:name="P54" style:family="paragraph" style:parent-style-name="Text_20_body" style:list-style-name="L9">
      <style:paragraph-properties fo:margin-top="0cm" fo:margin-bottom="0cm" style:contextual-spacing="false" fo:text-align="start" style:justify-single-word="false"/>
      <style:text-properties officeooo:paragraph-rsid="00123b3d"/>
    </style:style>
    <style:style style:name="P55" style:family="paragraph" style:parent-style-name="Text_20_body" style:list-style-name="L9">
      <style:paragraph-properties fo:text-align="start" style:justify-single-word="false"/>
    </style:style>
    <style:style style:name="P56" style:family="paragraph" style:parent-style-name="Text_20_body" style:list-style-name="L9">
      <style:paragraph-properties fo:margin-top="0cm" fo:margin-bottom="0cm" style:contextual-spacing="false" fo:text-align="start" style:justify-single-word="false"/>
      <style:text-properties officeooo:paragraph-rsid="0016046c"/>
    </style:style>
    <style:style style:name="P57" style:family="paragraph" style:parent-style-name="Text_20_body" style:list-style-name="L9">
      <style:paragraph-properties fo:text-align="start" style:justify-single-word="false"/>
      <style:text-properties officeooo:paragraph-rsid="0016046c"/>
    </style:style>
    <style:style style:name="P58" style:family="paragraph" style:parent-style-name="Text_20_body" style:list-style-name="L10">
      <style:paragraph-properties fo:margin-top="0cm" fo:margin-bottom="0cm" style:contextual-spacing="false" fo:text-align="start" style:justify-single-word="false"/>
    </style:style>
    <style:style style:name="P59" style:family="paragraph" style:parent-style-name="Text_20_body" style:list-style-name="L10">
      <style:paragraph-properties fo:text-align="start" style:justify-single-word="false"/>
    </style:style>
    <style:style style:name="P60" style:family="paragraph" style:parent-style-name="Text_20_body" style:list-style-name="L22">
      <style:paragraph-properties fo:text-align="start" style:justify-single-word="false"/>
      <style:text-properties officeooo:paragraph-rsid="0016046c"/>
    </style:style>
    <style:style style:name="P61" style:family="paragraph" style:parent-style-name="Text_20_body" style:list-style-name="L22">
      <style:paragraph-properties fo:margin-top="0cm" fo:margin-bottom="0cm" style:contextual-spacing="false" fo:text-align="start" style:justify-single-word="false"/>
      <style:text-properties officeooo:paragraph-rsid="0016046c"/>
    </style:style>
    <style:style style:name="P62" style:family="paragraph" style:parent-style-name="Text_20_body" style:list-style-name="L24">
      <style:paragraph-properties fo:margin-top="0cm" fo:margin-bottom="0cm" style:contextual-spacing="false" fo:text-align="start" style:justify-single-word="false"/>
      <style:text-properties officeooo:paragraph-rsid="0016046c"/>
    </style:style>
    <style:style style:name="P63" style:family="paragraph" style:parent-style-name="Text_20_body" style:list-style-name="L24">
      <style:paragraph-properties fo:text-align="start" style:justify-single-word="false"/>
      <style:text-properties officeooo:paragraph-rsid="0016046c"/>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16046c" style:font-weight-asian="bold" style:font-weight-complex="bold"/>
    </style:style>
    <style:style style:name="T4" style:family="text">
      <style:text-properties officeooo:rsid="0014db7f"/>
    </style:style>
    <style:style style:name="T5" style:family="text">
      <style:text-properties officeooo:rsid="0016046c"/>
    </style:style>
    <style:style style:name="T6" style:family="text">
      <style:text-properties officeooo:rsid="00170aa9"/>
    </style:style>
    <style:style style:name="T7" style:family="text">
      <style:text-properties officeooo:rsid="00182b56"/>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For identifying exclusion statements :</text:h>
      <text:h text:style-name="P2" text:outline-level="3">Traditional Machine Learning Models</text:h>
      <text:list xml:id="list2131137670" text:style-name="L1">
        <text:list-item>
          <text:p text:style-name="P13"><text:span text:style-name="Strong_20_Emphasis"><text:span text:style-name="T1">Support Vector Machine (SVM)</text:span></text:span></text:p>
        </text:list-item>
        <text:list-item>
          <text:p text:style-name="P13"><text:span text:style-name="Strong_20_Emphasis"><text:span text:style-name="T1">Decision Tree</text:span></text:span></text:p>
        </text:list-item>
        <text:list-item>
          <text:p text:style-name="P13"><text:span text:style-name="Strong_20_Emphasis"><text:span text:style-name="T1">Random Forest</text:span></text:span></text:p>
        </text:list-item>
        <text:list-item>
          <text:p text:style-name="P13"><text:span text:style-name="Strong_20_Emphasis"><text:span text:style-name="T1">Gradient Boosting Machines (GBM)</text:span></text:span></text:p>
        </text:list-item>
        <text:list-item>
          <text:p text:style-name="P13"><text:span text:style-name="Strong_20_Emphasis"><text:span text:style-name="T1">XGBoost</text:span></text:span></text:p>
        </text:list-item>
        <text:list-item>
          <text:p text:style-name="P13"><text:span text:style-name="Strong_20_Emphasis"><text:span text:style-name="T1">CatBoost</text:span></text:span></text:p>
        </text:list-item>
        <text:list-item>
          <text:p text:style-name="P13"><text:span text:style-name="Strong_20_Emphasis"><text:span text:style-name="T1">K-Nearest Neighbors (KNN)</text:span></text:span></text:p>
        </text:list-item>
        <text:list-item>
          <text:p text:style-name="P14"><text:span text:style-name="Strong_20_Emphasis"><text:span text:style-name="T1">Naive Bayes</text:span></text:span></text:p>
        </text:list-item>
      </text:list>
      <text:h text:style-name="P2" text:outline-level="3">Neural Network Models</text:h>
      <text:list xml:id="list2637383608" text:style-name="L2">
        <text:list-item>
          <text:p text:style-name="P15"><text:span text:style-name="Strong_20_Emphasis"><text:span text:style-name="T1">Multi-Layer Perceptron (MLP)</text:span></text:span></text:p>
        </text:list-item>
        <text:list-item>
          <text:p text:style-name="P15"><text:span text:style-name="Strong_20_Emphasis"><text:span text:style-name="T1">Convolutional Neural Networks (CNN)</text:span></text:span></text:p>
        </text:list-item>
        <text:list-item>
          <text:p text:style-name="P15"><text:span text:style-name="Strong_20_Emphasis"><text:span text:style-name="T1">Recurrent Neural Networks (RNN)</text:span></text:span></text:p>
        </text:list-item>
        <text:list-item>
          <text:p text:style-name="P15"><text:span text:style-name="Strong_20_Emphasis"><text:span text:style-name="T1">Long Short-Term Memory Networks (LSTM)</text:span></text:span></text:p>
        </text:list-item>
        <text:list-item>
          <text:p text:style-name="P15"><text:span text:style-name="Strong_20_Emphasis"><text:span text:style-name="T1">Bidirectional LSTM (BiLSTM)</text:span></text:span></text:p>
        </text:list-item>
        <text:list-item>
          <text:p text:style-name="P15"><text:span text:style-name="Strong_20_Emphasis"><text:span text:style-name="T1">Gated Recurrent Unit (GRU)</text:span></text:span></text:p>
        </text:list-item>
        <text:list-item>
          <text:p text:style-name="P16"><text:span text:style-name="Strong_20_Emphasis"><text:span text:style-name="T1">Transformers (e.g., BERT, RoBERTa, GPT)</text:span></text:span></text:p>
        </text:list-item>
      </text:list>
      <text:p text:style-name="P17"/>
      <text:p text:style-name="P7"><text:span text:style-name="T3">1</text:span><text:span text:style-name="T2">. Support Vector Machine (SVM)</text:span></text:p>
      <text:p text:style-name="P7">SVM finds the optimal hyperplane that maximizes the margin between two classes in a high-dimensional space.</text:p>
      <text:p text:style-name="P5">Advantages:</text:p>
      <text:p text:style-name="P7">- Effective in high-dimensional spaces.</text:p>
      <text:p text:style-name="P7">- Can handle non-linear data using kernel tricks (e.g., RBF kernel).</text:p>
      <text:p text:style-name="P7"><text:span text:style-name="T2">Disadvantages</text:span>:</text:p>
      <text:p text:style-name="P7">- Computationally intensive with large datasets.</text:p>
      <text:p text:style-name="P5">Suitability:</text:p>
      <text:p text:style-name="P7">- Effective for text classification, especially with well-chosen kernels; might perform well if exclusion statements are well-separated in the feature space.</text:p>
      <text:list xml:id="list3652378089" text:style-name="L12">
        <text:list-item>
          <text:list>
            <text:list-item>
              <text:p text:style-name="P18"><text:span text:style-name="Strong_20_Emphasis">Cross-validation scores:</text:span> [1. 1. 1. 1. 1.]</text:p>
            </text:list-item>
            <text:list-item>
              <text:p text:style-name="P18"><text:span text:style-name="Strong_20_Emphasis">Mean cross-validation score:</text:span> 1.0</text:p>
            </text:list-item>
            <text:list-item>
              <text:p text:style-name="P18"><text:span text:style-name="Strong_20_Emphasis">Test set accuracy:</text:span> 1.0</text:p>
            </text:list-item>
          </text:list>
        </text:list-item>
      </text:list>
      <text:p text:style-name="P8"/>
      <text:p text:style-name="P5"><text:span text:style-name="T6">2</text:span>. Decision Tree</text:p>
      <text:p text:style-name="P7">Decision Trees split the data into subsets based on feature values, creating a tree-like model of decisions.</text:p>
      <text:p text:style-name="P7"><text:span text:style-name="T2">Advantages</text:span>:</text:p>
      <text:p text:style-name="P7">- Easy to interpret and visualize.</text:p>
      <text:p text:style-name="P7">- Handles both numerical and categorical data.</text:p>
      <text:p text:style-name="P5">Disadvantages:</text:p>
      <text:p text:style-name="P7">- Prone to overfitting.</text:p>
      <text:p text:style-name="P7">- Can be unstable with small variations in data.</text:p>
      <text:p text:style-name="P7"><text:span text:style-name="T2">Suitability</text:span>:</text:p>
      <text:p text:style-name="P7"><text:soft-page-break/>- Simple and interpretable; might not capture complex patterns in exclusion statements without overfitting.</text:p>
      <text:list xml:id="list3958682148" text:style-name="L13">
        <text:list-item>
          <text:list>
            <text:list-item>
              <text:p text:style-name="P19"><text:span text:style-name="Strong_20_Emphasis">Cross-validation scores:</text:span> [0.99960907 1. 1. 1. 1.]</text:p>
            </text:list-item>
            <text:list-item>
              <text:p text:style-name="P19"><text:span text:style-name="Strong_20_Emphasis">Mean cross-validation score:</text:span> 0.9999218139171226</text:p>
            </text:list-item>
            <text:list-item>
              <text:p text:style-name="P19"><text:span text:style-name="Strong_20_Emphasis">Test set accuracy:</text:span> 0.9996090695856138</text:p>
            </text:list-item>
          </text:list>
        </text:list-item>
      </text:list>
      <text:p text:style-name="P7"/>
      <text:p text:style-name="P7"/>
      <text:p text:style-name="P5"><text:span text:style-name="T6">3</text:span>. Random Forest</text:p>
      <text:p text:style-name="P7">Random Forests are an ensemble of decision trees, built using bagging and random feature selection to improve accuracy and control overfitting.</text:p>
      <text:p text:style-name="P5">Advantages:</text:p>
      <text:p text:style-name="P7">- Reduces overfitting compared to single decision trees.</text:p>
      <text:p text:style-name="P7">- Handles large datasets well.</text:p>
      <text:p text:style-name="P7"><text:span text:style-name="T2">Disadvantages</text:span>:</text:p>
      <text:p text:style-name="P7">- Less interpretable than a single decision tree.</text:p>
      <text:p text:style-name="P5">Suitability:</text:p>
      <text:p text:style-name="P7">- Strong performance on a variety of tasks, including text classification; likely to handle the nuances of exclusion statements well.</text:p>
      <text:p text:style-name="P7"/>
      <text:list xml:id="list99863753" text:style-name="L14">
        <text:list-item>
          <text:list>
            <text:list-item>
              <text:p text:style-name="P20"><text:span text:style-name="Strong_20_Emphasis">Cross-validation scores:</text:span> [1. 1. 1. 1. 1.]</text:p>
            </text:list-item>
            <text:list-item>
              <text:p text:style-name="P20"><text:span text:style-name="Strong_20_Emphasis">Mean cross-validation score:</text:span> 1.0</text:p>
            </text:list-item>
            <text:list-item>
              <text:p text:style-name="P20"><text:span text:style-name="Strong_20_Emphasis">Test set accuracy:</text:span> 1.0</text:p>
            </text:list-item>
          </text:list>
        </text:list-item>
      </text:list>
      <text:p text:style-name="P7"/>
      <text:p text:style-name="P5"><text:s/><text:span text:style-name="T6">4</text:span>. Gradient Boosting Machines (GBM)</text:p>
      <text:p text:style-name="P7">GBM builds models sequentially, where each new model corrects errors of the previous ones, combining them into a strong model.</text:p>
      <text:p text:style-name="P5">Advantages:</text:p>
      <text:p text:style-name="P7">- High predictive accuracy.</text:p>
      <text:p text:style-name="P7">- Can handle complex relationships in data.</text:p>
      <text:p text:style-name="P5">Disadvantages:literature survey</text:p>
      <text:p text:style-name="P7">- Computationally intensive.</text:p>
      <text:p text:style-name="P7">- Prone to overfitting if not properly tuned.</text:p>
      <text:p text:style-name="P5">Suitability:</text:p>
      <text:p text:style-name="P7">- Effective for complex classification tasks; can capture subtle patterns in exclusion statements.</text:p>
      <text:p text:style-name="P5"/>
      <text:list xml:id="list1146530454" text:style-name="L15">
        <text:list-item>
          <text:list>
            <text:list-item>
              <text:p text:style-name="P21"><text:span text:style-name="Strong_20_Emphasis">Cross-validation scores:</text:span> [0.99960907 1. 1. 1. 1.]</text:p>
            </text:list-item>
            <text:list-item>
              <text:p text:style-name="P21"><text:span text:style-name="Strong_20_Emphasis">Mean cross-validation score:</text:span> 0.9999218139171226</text:p>
            </text:list-item>
            <text:list-item>
              <text:p text:style-name="P10"><text:span text:style-name="Strong_20_Emphasis">Test set accuracy:</text:span> 0.9996090695856138</text:p>
            </text:list-item>
          </text:list>
        </text:list-item>
      </text:list>
      <text:p text:style-name="P5"><text:span text:style-name="T6">5</text:span>. XGBoost</text:p>
      <text:p text:style-name="P7">XGBoost is an optimized version of GBM, designed for speed and performance.</text:p>
      <text:p text:style-name="P7"><text:span text:style-name="T2">Advantages</text:span>:</text:p>
      <text:p text:style-name="P7">- High performance and efficiency.</text:p>
      <text:p text:style-name="P7">- Regularization techniques to prevent overfitting.</text:p>
      <text:p text:style-name="P5">Disadvantages:</text:p>
      <text:p text:style-name="P7">- Requires careful parameter tuning.</text:p>
      <text:p text:style-name="P7"><text:span text:style-name="T2">Suitability</text:span>:</text:p>
      <text:p text:style-name="P7">- Excellent choice for text classification tasks; likely to perform well on exclusion statements with proper tuning.</text:p>
      <text:list xml:id="list1382400179" text:style-name="L16">
        <text:list-item>
          <text:list>
            <text:list-item>
              <text:p text:style-name="P22"><text:span text:style-name="Strong_20_Emphasis">Cross-validation scores:</text:span> [0.99960907 1. 1. 1. 1.]</text:p>
            </text:list-item>
            <text:list-item>
              <text:p text:style-name="P22"><text:span text:style-name="Strong_20_Emphasis">Mean cross-validation score:</text:span> 0.9999218139171226</text:p>
            </text:list-item>
            <text:list-item>
              <text:p text:style-name="P22"><text:span text:style-name="Strong_20_Emphasis">Test set accuracy:</text:span> 0.9996090695856138</text:p>
            </text:list-item>
          </text:list>
        </text:list-item>
      </text:list>
      <text:p text:style-name="P7"><text:soft-page-break/></text:p>
      <text:p text:style-name="P5"><text:span text:style-name="T6">6</text:span>. CatBoost </text:p>
      <text:p text:style-name="P7">CatBoost is another gradient boosting library, designed to handle categorical features more effectively.</text:p>
      <text:p text:style-name="P5">Advantages:</text:p>
      <text:p text:style-name="P7">- Handles categorical data well without extensive preprocessing.</text:p>
      <text:p text:style-name="P7">- Reduces overfitting with built-in techniques.</text:p>
      <text:p text:style-name="P5">Disadvantages:</text:p>
      <text:p text:style-name="P7">- Longer training time compared to some other models.</text:p>
      <text:p text:style-name="P7"><text:span text:style-name="T2">Suitability</text:span>:</text:p>
      <text:p text:style-name="P7">- Effective and user-friendly; good for datasets with categorical features, potentially capturing complex patterns in exclusion statements.</text:p>
      <text:list xml:id="list3591150888" text:style-name="L17">
        <text:list-item>
          <text:list>
            <text:list-item>
              <text:p text:style-name="P23"><text:span text:style-name="Strong_20_Emphasis">Cross-validation scores:</text:span> [0.99960907 1. 1. 1. 1.]</text:p>
            </text:list-item>
            <text:list-item>
              <text:p text:style-name="P23"><text:span text:style-name="Strong_20_Emphasis">Mean cross-validation score:</text:span> 0.9999218139171226</text:p>
            </text:list-item>
            <text:list-item>
              <text:p text:style-name="P11"><text:span text:style-name="Strong_20_Emphasis">Test set accuracy:</text:span> 0.9996090695856138</text:p>
            </text:list-item>
          </text:list>
        </text:list-item>
      </text:list>
      <text:p text:style-name="P7"/>
      <text:p text:style-name="P5"><text:span text:style-name="T6">7</text:span>. K-Nearest Neighbors (KNN)</text:p>
      <text:p text:style-name="P7">KNN classifies data points based on the majority label of their nearest neighbors in the feature space.</text:p>
      <text:p text:style-name="P5">Advantages:</text:p>
      <text:p text:style-name="P7">- Simple and intuitive.</text:p>
      <text:p text:style-name="P7">- No training phase, only a classification phase.</text:p>
      <text:p text:style-name="P7"><text:span text:style-name="T2">Disadvantages</text:span>:</text:p>
      <text:p text:style-name="P7">- Computationally intensive with large datasets.</text:p>
      <text:p text:style-name="P7">- Sensitive to the choice of k and the distance metric.</text:p>
      <text:p text:style-name="P5">Suitability:</text:p>
      <text:p text:style-name="P7">- Not ideal for high-dimensional text data; less effective for complex patterns like exclusion statements.</text:p>
      <text:list xml:id="list2055699461" text:style-name="L18">
        <text:list-item>
          <text:list>
            <text:list-item>
              <text:p text:style-name="P24"><text:span text:style-name="Strong_20_Emphasis">Cross-validation scores:</text:span> [1. 1. 1. 1. 1.]</text:p>
            </text:list-item>
            <text:list-item>
              <text:p text:style-name="P24"><text:span text:style-name="Strong_20_Emphasis">Mean cross-validation score:</text:span> 1.0</text:p>
            </text:list-item>
            <text:list-item>
              <text:p text:style-name="P24"><text:span text:style-name="Strong_20_Emphasis">Test set accuracy:</text:span> 1.0</text:p>
            </text:list-item>
          </text:list>
        </text:list-item>
      </text:list>
      <text:p text:style-name="P7"/>
      <text:p text:style-name="P5"><text:span text:style-name="T6">8</text:span>. Naive Bayes</text:p>
      <text:p text:style-name="P7">Naive Bayes is a probabilistic classifier based on Bayes' theorem, assuming independence between features.</text:p>
      <text:p text:style-name="P5">Advantages:</text:p>
      <text:p text:style-name="P7">- Simple and fast.</text:p>
      <text:p text:style-name="P7">- Works well with high-dimensional data.</text:p>
      <text:p text:style-name="P5">Disadvantages:</text:p>
      <text:p text:style-name="P7">- Assumes feature independence, which is often unrealistic.</text:p>
      <text:p text:style-name="P7"><text:span text:style-name="T2">Suitability</text:span>:</text:p>
      <text:p text:style-name="P7">- Surprisingly effective for text classification despite its simplicity; might perform well on exclusion statements but can miss complex interactions between words.</text:p>
      <text:list xml:id="list3157476903" text:style-name="L19">
        <text:list-item>
          <text:list>
            <text:list-item>
              <text:p text:style-name="P25"><text:span text:style-name="Strong_20_Emphasis">Cross-validation scores:</text:span> [0.99882721 0.99921783 0.99921783 0.99921783 0.99921783]</text:p>
            </text:list-item>
            <text:list-item>
              <text:p text:style-name="P25"><text:span text:style-name="Strong_20_Emphasis">Mean cross-validation score:</text:span> 0.9991397084701793</text:p>
            </text:list-item>
            <text:list-item>
              <text:p text:style-name="P26"><text:span text:style-name="Strong_20_Emphasis">Test set accuracy:</text:span> 0.9988272087568413</text:p>
            </text:list-item>
          </text:list>
        </text:list-item>
      </text:list>
      <text:p text:style-name="P5"/>
      <text:p text:style-name="P5"><text:span text:style-name="T5">##########</text:span>Recommended Model: XGBoost <text:span text:style-name="T7">and NB</text:span></text:p>
      <text:p text:style-name="P7"><text:soft-page-break/>- XGBoost <text:s/>and <text:span text:style-name="T7">nb </text:span>are typically excellent choices for text classification tasks due to their ability to handle complex patterns, efficiency, and robustness. They often outperform other models in competitions and practical applications.</text:p>
      <text:p text:style-name="P7">- These models can capture the subtle patterns and contextual nuances of exclusion statements, especially when combined with good feature extraction techniques (e.g., TF-IDF, word embeddings).</text:p>
      <text:p text:style-name="P7"/>
      <text:p text:style-name="P9">NN MODELS:</text:p>
      <text:h text:style-name="P2" text:outline-level="3">1. Multi-Layer Perceptron (MLP)</text:h>
      <text:p text:style-name="P27">An MLP is a type of feedforward neural network composed of an input layer, one or more hidden layers, and an output layer. </text:p>
      <text:p text:style-name="P27"><text:span text:style-name="Strong_20_Emphasis">Advantages:</text:span></text:p>
      <text:list xml:id="list2427589913" text:style-name="L3">
        <text:list-item>
          <text:p text:style-name="P28">Simple and easy to implement.</text:p>
        </text:list-item>
        <text:list-item>
          <text:p text:style-name="P29">Effective for simple classification tasks. </text:p>
        </text:list-item>
        <text:list-item>
          <text:p text:style-name="P29"><text:span text:style-name="Strong_20_Emphasis">Disadvantages:</text:span></text:p>
        </text:list-item>
        <text:list-item>
          <text:p text:style-name="P28">Limited ability to capture temporal or spatial relationships.</text:p>
        </text:list-item>
        <text:list-item>
          <text:p text:style-name="P29">Prone to overfitting with high-dimensional data like text. </text:p>
        </text:list-item>
        <text:list-item>
          <text:p text:style-name="P29"><text:span text:style-name="Strong_20_Emphasis">Suitability:</text:span></text:p>
        </text:list-item>
        <text:list-item>
          <text:p text:style-name="P30">Can be used for text classification with feature extraction (e.g., TF-IDF or word embeddings), but less effective compared to sequence-based models.</text:p>
          <text:list>
            <text:list-item>
              <text:p text:style-name="P31"><text:span text:style-name="Strong_20_Emphasis">Test set accuracy:</text:span> 1.0</text:p>
            </text:list-item>
            <text:list-item>
              <text:p text:style-name="P31"><text:span text:style-name="Strong_20_Emphasis">Classification Report:</text:span></text:p>
              <text:list>
                <text:list-item>
                  <text:p text:style-name="P31">Precision: 1.00 (Class 0 and Class 1)</text:p>
                </text:list-item>
                <text:list-item>
                  <text:p text:style-name="P31">Recall: 1.00 (Class 0 and Class 1)</text:p>
                </text:list-item>
                <text:list-item>
                  <text:p text:style-name="P31">F1-score: 1.00 (Class 0 and Class 1)</text:p>
                </text:list-item>
              </text:list>
            </text:list-item>
          </text:list>
        </text:list-item>
      </text:list>
      <text:h text:style-name="P2" text:outline-level="3"/>
      <text:h text:style-name="P2" text:outline-level="3">2. Convolutional Neural Networks (CNN)</text:h>
      <text:p text:style-name="P17"/>
      <text:p text:style-name="P27">CNNs are primarily used for spatial data but can be adapted for text by treating text as a sequence of tokens or characters, applying convolutional filters to capture local patterns.</text:p>
      <text:p text:style-name="P27"><text:s/><text:span text:style-name="Strong_20_Emphasis">Advantages:</text:span></text:p>
      <text:list xml:id="list2441589120" text:style-name="L4">
        <text:list-item>
          <text:p text:style-name="P32">Effective at capturing local patterns and features.</text:p>
        </text:list-item>
        <text:list-item>
          <text:p text:style-name="P33">Can handle varying input sizes. </text:p>
        </text:list-item>
        <text:list-item>
          <text:p text:style-name="P33"><text:span text:style-name="Strong_20_Emphasis">Disadvantages:</text:span></text:p>
        </text:list-item>
        <text:list-item>
          <text:p text:style-name="P33">Limited ability to capture long-range dependencies. </text:p>
        </text:list-item>
        <text:list-item>
          <text:p text:style-name="P33"><text:span text:style-name="Strong_20_Emphasis">Suitability:</text:span></text:p>
        </text:list-item>
        <text:list-item>
          <text:p text:style-name="P34">Suitable for text classification, especially for capturing local context and phrases in exclusion statements. May require extensive preprocessing.</text:p>
          <text:list>
            <text:list-item>
              <text:p text:style-name="P35"><text:span text:style-name="Strong_20_Emphasis">Test set accuracy:</text:span> 1.0</text:p>
            </text:list-item>
            <text:list-item>
              <text:p text:style-name="P35"><text:span text:style-name="Strong_20_Emphasis">Classification Report:</text:span></text:p>
              <text:list>
                <text:list-item>
                  <text:p text:style-name="P35">Precision: 1.00 (Class 0 and Class 1)</text:p>
                </text:list-item>
                <text:list-item>
                  <text:p text:style-name="P35"><text:soft-page-break/>Recall: 1.00 (Class 0 and Class 1)</text:p>
                </text:list-item>
                <text:list-item>
                  <text:p text:style-name="P35">F1-score: 1.00 (Class 0 and Class 1)</text:p>
                </text:list-item>
              </text:list>
            </text:list-item>
          </text:list>
        </text:list-item>
      </text:list>
      <text:h text:style-name="P2" text:outline-level="3">3. Recurrent Neural Networks (RNN)</text:h>
      <text:p text:style-name="P27">RNNs are designed to handle sequential data by maintaining a hidden state that captures information about previous elements in the sequence. </text:p>
      <text:p text:style-name="P27"><text:span text:style-name="Strong_20_Emphasis">Advantages:</text:span></text:p>
      <text:list xml:id="list697461901" text:style-name="L5">
        <text:list-item>
          <text:p text:style-name="P36">Good at capturing temporal dependencies. <text:line-break/><text:span text:style-name="Strong_20_Emphasis">Disadvantages:</text:span></text:p>
        </text:list-item>
        <text:list-item>
          <text:p text:style-name="P36">Prone to vanishing and exploding gradient problems.</text:p>
        </text:list-item>
        <text:list-item>
          <text:p text:style-name="P37">Limited long-range memory. </text:p>
        </text:list-item>
        <text:list-item>
          <text:p text:style-name="P37"><text:span text:style-name="Strong_20_Emphasis">Suitability:</text:span></text:p>
        </text:list-item>
        <text:list-item>
          <text:p text:style-name="P38">Useful for text classification, especially for maintaining context over a sequence of words in a sentence. However, traditional RNNs may struggle with long sentences.</text:p>
          <text:list>
            <text:list-item>
              <text:p text:style-name="P39"><text:span text:style-name="Strong_20_Emphasis">Test set accuracy:</text:span> 1.0</text:p>
            </text:list-item>
            <text:list-item>
              <text:p text:style-name="P39"><text:span text:style-name="Strong_20_Emphasis">Classification Report:</text:span></text:p>
              <text:list>
                <text:list-item>
                  <text:p text:style-name="P39">Precision: 1.00 (Class 0 and Class 1)</text:p>
                </text:list-item>
                <text:list-item>
                  <text:p text:style-name="P39">Recall: 1.00 (Class 0 and Class 1)</text:p>
                </text:list-item>
                <text:list-item>
                  <text:p text:style-name="P39">F1-score: 1.00 (Class 0 and Class 1)</text:p>
                </text:list-item>
              </text:list>
            </text:list-item>
          </text:list>
        </text:list-item>
      </text:list>
      <text:h text:style-name="P2" text:outline-level="3"/>
      <text:h text:style-name="P2" text:outline-level="3">4. Long Short-Term Memory Networks (LSTM)</text:h>
      <text:p text:style-name="P27"><text:s/>LSTMs are a type of RNN that use memory cells to better capture long-range dependencies and mitigate vanishing gradient issues. </text:p>
      <text:p text:style-name="P27"><text:span text:style-name="Strong_20_Emphasis">Advantages:</text:span></text:p>
      <text:list xml:id="list314637351" text:style-name="L6">
        <text:list-item>
          <text:p text:style-name="P40">Effective at capturing long-term dependencies.</text:p>
        </text:list-item>
        <text:list-item>
          <text:p text:style-name="P41">More robust than standard RNNs. </text:p>
        </text:list-item>
        <text:list-item>
          <text:p text:style-name="P41"><text:span text:style-name="Strong_20_Emphasis">Disadvantages:</text:span></text:p>
        </text:list-item>
        <text:list-item>
          <text:p text:style-name="P41">Computationally intensive. </text:p>
        </text:list-item>
        <text:list-item>
          <text:p text:style-name="P41"><text:span text:style-name="Strong_20_Emphasis">Suitability:</text:span></text:p>
        </text:list-item>
        <text:list-item>
          <text:p text:style-name="P42">Highly suitable for text classification tasks, capturing the nuanced context and long-range dependencies in exclusion statements.</text:p>
          <text:list>
            <text:list-item>
              <text:p text:style-name="P43"><text:span text:style-name="Strong_20_Emphasis">Test set accuracy:</text:span> 0.7083659108678655</text:p>
            </text:list-item>
            <text:list-item>
              <text:p text:style-name="P43"><text:span text:style-name="Strong_20_Emphasis">Classification Report:</text:span></text:p>
              <text:list>
                <text:list-item>
                  <text:p text:style-name="P43">Precision: 0.00 (Class 0), 0.71 (Class 1)</text:p>
                </text:list-item>
                <text:list-item>
                  <text:p text:style-name="P43">Recall: 0.00 (Class 0), 1.00 (Class 1)</text:p>
                </text:list-item>
                <text:list-item>
                  <text:p text:style-name="P43">F1-score: 0.00 (Class 0), 0.83 (Class 1)</text:p>
                </text:list-item>
              </text:list>
            </text:list-item>
          </text:list>
        </text:list-item>
      </text:list>
      <text:h text:style-name="P2" text:outline-level="3">5. Bidirectional LSTM (BiLSTM)</text:h>
      <text:p text:style-name="P27">BiLSTMs extend LSTMs by processing the input sequence in both forward and backward directions, capturing context from both past and future tokens. </text:p>
      <text:p text:style-name="P27"><text:span text:style-name="Strong_20_Emphasis">Advantages:</text:span></text:p>
      <text:list xml:id="list2391897969" text:style-name="L7">
        <text:list-item>
          <text:p text:style-name="P44"><text:soft-page-break/>Provides more context by looking at the sequence in both directions.</text:p>
        </text:list-item>
        <text:list-item>
          <text:p text:style-name="P44">Improves accuracy on tasks requiring understanding of the full sentence context. <text:span text:style-name="Strong_20_Emphasis">Disadvantages:</text:span></text:p>
        </text:list-item>
        <text:list-item>
          <text:p text:style-name="P45">More computationally intensive than unidirectional LSTMs. </text:p>
        </text:list-item>
        <text:list-item>
          <text:p text:style-name="P45"><text:span text:style-name="Strong_20_Emphasis">Suitability:</text:span></text:p>
        </text:list-item>
        <text:list-item>
          <text:p text:style-name="P46">Excellent for text classification, especially when understanding the full context of exclusion statements is critical.</text:p>
          <text:list>
            <text:list-item>
              <text:p text:style-name="P47"><text:span text:style-name="Strong_20_Emphasis">Test set accuracy:</text:span> 0.7083659108678655</text:p>
            </text:list-item>
            <text:list-item>
              <text:p text:style-name="P47"><text:span text:style-name="Strong_20_Emphasis">Classification Report:</text:span></text:p>
              <text:list>
                <text:list-item>
                  <text:p text:style-name="P47">Precision: 0.00 (Class 0), 0.71 (Class 1)</text:p>
                </text:list-item>
                <text:list-item>
                  <text:p text:style-name="P47">Recall: 0.00 (Class 0), 1.00 (Class 1)</text:p>
                </text:list-item>
                <text:list-item>
                  <text:p text:style-name="P47">F1-score: 0.00 (Class 0), 0.83 (Class 1)</text:p>
                </text:list-item>
              </text:list>
            </text:list-item>
          </text:list>
        </text:list-item>
      </text:list>
      <text:h text:style-name="P2" text:outline-level="3">6. Gated Recurrent Unit (GRU)</text:h>
      <text:p text:style-name="P27">GRUs are a variant of RNNs similar to LSTMs but with a simpler architecture, using update and reset gates to capture dependencies. </text:p>
      <text:p text:style-name="P27"><text:span text:style-name="Strong_20_Emphasis">Advantages:</text:span></text:p>
      <text:list xml:id="list920031441" text:style-name="L8">
        <text:list-item>
          <text:p text:style-name="P48">Less computationally intensive than LSTMs.</text:p>
        </text:list-item>
        <text:list-item>
          <text:p text:style-name="P49">Effective at capturing dependencies. </text:p>
        </text:list-item>
        <text:list-item>
          <text:p text:style-name="P49"><text:span text:style-name="Strong_20_Emphasis">Disadvantages:</text:span></text:p>
        </text:list-item>
        <text:list-item>
          <text:p text:style-name="P49">May not perform as well as LSTMs on very long sequences. </text:p>
        </text:list-item>
        <text:list-item>
          <text:p text:style-name="P49"><text:span text:style-name="Strong_20_Emphasis"/></text:p>
        </text:list-item>
        <text:list-item>
          <text:p text:style-name="P49"><text:span text:style-name="Strong_20_Emphasis">Suitability:</text:span></text:p>
        </text:list-item>
        <text:list-item>
          <text:p text:style-name="P50">Suitable for text classification with a good balance of performance and computational efficiency.</text:p>
          <text:list>
            <text:list-item>
              <text:p text:style-name="P51"><text:span text:style-name="Strong_20_Emphasis">Test set accuracy:</text:span> 0.9988272087568413</text:p>
            </text:list-item>
            <text:list-item>
              <text:p text:style-name="P51"><text:span text:style-name="Strong_20_Emphasis">Classification Report:</text:span></text:p>
              <text:list>
                <text:list-item>
                  <text:p text:style-name="P51">Precision: 1.00 (Class 0 and Class 1)</text:p>
                </text:list-item>
                <text:list-item>
                  <text:p text:style-name="P51">Recall: 1.00 (Class 0 and Class 1)</text:p>
                </text:list-item>
                <text:list-item>
                  <text:p text:style-name="P52">F1-score: 1.00 (Class 0 and Class 1)</text:p>
                </text:list-item>
              </text:list>
            </text:list-item>
          </text:list>
        </text:list-item>
      </text:list>
      <text:h text:style-name="P2" text:outline-level="3">7. Transformers ( BERT)</text:h>
      <text:p text:style-name="P27">Transformers use self-attention mechanisms to capture relationships between all tokens in a sequence simultaneously, making them highly effective for text-based tasks. </text:p>
      <text:p text:style-name="P27"><text:span text:style-name="Strong_20_Emphasis">Advantages:</text:span></text:p>
      <text:list xml:id="list2657755736" text:style-name="L9">
        <text:list-item>
          <text:p text:style-name="P53">Extremely powerful and state-of-the-art for many NLP tasks.</text:p>
        </text:list-item>
        <text:list-item>
          <text:p text:style-name="P54">Can capture complex dependencies and contextual relationships. </text:p>
        </text:list-item>
        <text:list-item>
          <text:p text:style-name="P54"><text:span text:style-name="Strong_20_Emphasis">Disadvantages:</text:span></text:p>
        </text:list-item>
        <text:list-item>
          <text:p text:style-name="P53">Very computationally intensive.</text:p>
        </text:list-item>
        <text:list-item>
          <text:p text:style-name="P54">Require large datasets and significant computational resources for training. <text:span text:style-name="Strong_20_Emphasis">S</text:span></text:p>
        </text:list-item>
        <text:list-item>
          <text:p text:style-name="P54"><text:span text:style-name="Strong_20_Emphasis"><text:span text:style-name="T4">S</text:span></text:span><text:span text:style-name="Strong_20_Emphasis">uitability:</text:span></text:p>
        </text:list-item>
        <text:list-item>
          <text:p text:style-name="P55">Ideal for text classification, including identifying exclusion statements, due to their ability to capture rich contextual information and dependencies across the entire sequence.</text:p>
          <text:list>
            <text:list-item>
              <text:p text:style-name="P56"><text:soft-page-break/><text:span text:style-name="Strong_20_Emphasis">Loss:</text:span> 0.0001</text:p>
            </text:list-item>
            <text:list-item>
              <text:p text:style-name="P56"><text:span text:style-name="Strong_20_Emphasis">Accuracy:</text:span> 0.7760</text:p>
            </text:list-item>
            <text:list-item>
              <text:p text:style-name="P56"><text:span text:style-name="Strong_20_Emphasis">Precision:</text:span> 0.7550</text:p>
            </text:list-item>
            <text:list-item>
              <text:p text:style-name="P56"><text:span text:style-name="Strong_20_Emphasis">Recall:</text:span> 1.0000</text:p>
            </text:list-item>
            <text:list-item>
              <text:p text:style-name="P56"><text:span text:style-name="Strong_20_Emphasis">F1:</text:span> 0.8604</text:p>
            </text:list-item>
            <text:list-item>
              <text:p text:style-name="P56"><text:span text:style-name="Strong_20_Emphasis">Runtime:</text:span> 34.4274 seconds</text:p>
            </text:list-item>
            <text:list-item>
              <text:p text:style-name="P56"><text:span text:style-name="Strong_20_Emphasis">Samples_per_second:</text:span> 74.3010</text:p>
            </text:list-item>
            <text:list-item>
              <text:p text:style-name="P57"><text:span text:style-name="Strong_20_Emphasis">Steps_per_second:</text:span><text:span text:style-name="Strong_20_Emphasis"> 1.1620</text:span></text:p>
            </text:list-item>
          </text:list>
        </text:list-item>
      </text:list>
      <text:p text:style-name="P17"><text:span text:style-name="Strong_20_Emphasis"/></text:p>
      <text:p text:style-name="P17"><text:span text:style-name="Strong_20_Emphasis"/></text:p>
      <text:p text:style-name="P17"><text:span text:style-name="Strong_20_Emphasis"><text:span text:style-name="T5">#######</text:span></text:span><text:span text:style-name="Strong_20_Emphasis">Recommended Model: Transformers </text:span></text:p>
      <text:list xml:id="list1164775903" text:style-name="L10">
        <text:list-item>
          <text:p text:style-name="P58"><text:span text:style-name="Strong_20_Emphasis">Transformers</text:span> are currently the state-of-the-art for text classification tasks. They excel at understanding the nuanced context and relationships between words in a sentence, which is crucial for accurately identifying exclusion statements.</text:p>
        </text:list-item>
        <text:list-item>
          <text:p text:style-name="P58">Models like <text:span text:style-name="Strong_20_Emphasis">BERT</text:span> and <text:span text:style-name="Strong_20_Emphasis">RoBERTa</text:span> can be fine-tuned on your specific dataset, leveraging pre-trained knowledge to achieve high accuracy with relatively smaller labeled datasets.</text:p>
        </text:list-item>
        <text:list-item>
          <text:p text:style-name="P59"><text:span text:style-name="Strong_20_Emphasis">BERT</text:span> (Bidirectional Encoder Representations from Transformers) captures context from both directions, making it highly effective for understanding the full context of sentences.</text:p>
        </text:list-item>
      </text:list>
      <text:p text:style-name="P7"/>
      <text:p text:style-name="P7"/>
      <text:p text:style-name="P7"/>
      <text:p text:style-name="P7"/>
      <text:p text:style-name="P7"/>
      <text:p text:style-name="P6">#############################</text:p>
      <text:h text:style-name="P3" text:outline-level="3">Comparative Analysis:</text:h>
      <text:list xml:id="list300347486" text:style-name="L22">
        <text:list-item>
          <text:p text:style-name="P60"><text:span text:style-name="Strong_20_Emphasis">Traditional Classifiers:</text:span></text:p>
          <text:list>
            <text:list-item>
              <text:p text:style-name="P61">Most traditional classifiers (SVM, Random Forest, KNN) show perfect or near-perfect performance with both cross-validation scores and test set accuracy of 1.0. This might indicate potential overfitting or a very well-separable dataset.</text:p>
            </text:list-item>
            <text:list-item>
              <text:p text:style-name="P61">Naive Bayes has slightly lower scores but still demonstrates high accuracy and consistency across cross-validation and test accuracy.</text:p>
            </text:list-item>
          </text:list>
        </text:list-item>
        <text:list-item>
          <text:p text:style-name="P60"><text:span text:style-name="Strong_20_Emphasis">Neural Network Models:</text:span></text:p>
          <text:list>
            <text:list-item>
              <text:p text:style-name="P61">Simple RNN, MLP, and CNN models achieved perfect accuracy, similar to traditional classifiers.</text:p>
            </text:list-item>
            <text:list-item>
              <text:p text:style-name="P61">LSTM and BiLSTM models performed poorly with an accuracy of ~0.71, indicating issues with these models for this specific dataset or task. The poor performance is reflected in their classification reports, with Class 0 having zero precision, recall, and F1-score.</text:p>
            </text:list-item>
            <text:list-item>
              <text:p text:style-name="P61">GRU model performed excellently with nearly perfect scores, similar to RNN, MLP, and CNN.</text:p>
            </text:list-item>
          </text:list>
        </text:list-item>
        <text:list-item>
          <text:p text:style-name="P60"><text:span text:style-name="Strong_20_Emphasis">BERT:</text:span></text:p>
          <text:list>
            <text:list-item>
              <text:p text:style-name="P61"><text:soft-page-break/>The BERT model has a lower accuracy of 0.776 compared to other models, but it demonstrates high precision and perfect recall, resulting in a high F1-score of 0.8604.</text:p>
            </text:list-item>
            <text:list-item>
              <text:p text:style-name="P60">This suggests BERT might be better at identifying positive examples (high recall) but struggles with overall accuracy.</text:p>
            </text:list-item>
          </text:list>
        </text:list-item>
      </text:list>
      <text:h text:style-name="P3" text:outline-level="3">Insights:</text:h>
      <text:list xml:id="list1212452857" text:style-name="L24">
        <text:list-item>
          <text:p text:style-name="P62"><text:span text:style-name="Strong_20_Emphasis">Perfect Scores:</text:span> The perfect scores in traditional classifiers and some neural networks suggest potential data leakage, overfitting, or a highly imbalanced dataset that needs to be investigated further.</text:p>
        </text:list-item>
        <text:list-item>
          <text:p text:style-name="P62"><text:span text:style-name="Strong_20_Emphasis">BERT Performance:</text:span> Despite lower accuracy, BERT's high recall and precision make it a strong candidate for tasks where identifying all positive examples is crucial.</text:p>
        </text:list-item>
        <text:list-item>
          <text:p text:style-name="P62"><text:span text:style-name="Strong_20_Emphasis">Model Choice:</text:span> For practical applications, a balance between accuracy, recall, and precision is essential. Models like GRU and traditional classifiers (excluding Naive Bayes) provide reliable performance.</text:p>
        </text:list-item>
        <text:list-item>
          <text:p text:style-name="P63"><text:span text:style-name="Strong_20_Emphasis">LSTM/BiLSTM Issues:</text:span> The significantly lower performance of LSTM and BiLSTM models could be due to improper tuning or architecture issues, suggesting further optimization is needed.</text:p>
        </text:list-item>
      </text:list>
      <text:h text:style-name="P3" text:outline-level="3">Conclusion:</text:h>
      <text:p text:style-name="P12">While traditional classifiers and some neural networks perform exceptionally well, the lower performance of BERT and LSTM models highlights the importance of model selection based on the specific requirements of the task. Further investigation into the dataset, model tuning, and validation methods is recommended to ensure these results are robust and relia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0:03:23.237266877</meta:creation-date>
    <dc:date>2024-05-28T18:00:41.320620308</dc:date>
    <meta:editing-duration>PT7H53M10S</meta:editing-duration>
    <meta:editing-cycles>2</meta:editing-cycles>
    <meta:generator>LibreOffice/7.3.7.2$Linux_X86_64 LibreOffice_project/30$Build-2</meta:generator>
    <meta:document-statistic meta:table-count="0" meta:image-count="0" meta:object-count="0" meta:page-count="8" meta:paragraph-count="246" meta:word-count="1957" meta:character-count="13296" meta:non-whitespace-character-count="11697"/>
  </office:meta>
</office:document-meta>
</file>